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style:text-underline-style="solid" style:text-underline-width="auto" style:text-underline-color="font-color" fo:font-weight="bold" officeooo:rsid="0009b8d9" officeooo:paragraph-rsid="0009b8d9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Verdana" style:text-underline-style="none" fo:font-weight="normal" officeooo:rsid="0009b8d9" officeooo:paragraph-rsid="0009b8d9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Verdana" style:text-underline-style="none" fo:font-weight="normal" officeooo:rsid="000a3a21" officeooo:paragraph-rsid="000a3a21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Verdana" style:text-underline-style="none" fo:font-weight="normal" officeooo:rsid="000d8d0d" officeooo:paragraph-rsid="000d8d0d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Verdana" style:text-underline-style="none" fo:font-weight="normal" officeooo:rsid="000dc125" officeooo:paragraph-rsid="000dc125" fo:background-color="transparent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style:text-underline-style="none" fo:font-weight="bold" officeooo:rsid="0009b8d9" officeooo:paragraph-rsid="0009b8d9" style:font-weight-asian="bold" style:font-weight-complex="bold"/>
    </style:style>
    <style:style style:name="T1" style:family="text">
      <style:text-properties officeooo:rsid="000a3a21"/>
    </style:style>
    <style:style style:name="T2" style:family="text">
      <style:text-properties officeooo:rsid="000b5055"/>
    </style:style>
    <style:style style:name="T3" style:family="text">
      <style:text-properties officeooo:rsid="000d2713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dc1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iker Besprechung 20.03.2015</text:p>
      <text:p text:style-name="P6">Technikerschulung</text:p>
      <text:list xml:id="list4635014461030590332" text:style-name="L1">
        <text:list-item>
          <text:p text:style-name="P2">Samstag vor einem YoMo, <text:span text:style-name="T1">Ende Mai, Anfang Juni, Terminvorschlag 30.05.</text:span></text:p>
        </text:list-item>
        <text:list-item>
          <text:p text:style-name="P4">Offen für alle – <text:span text:style-name="T5">aber: Leute gezielt ansprechen, nicht einfach alle einladen</text:span></text:p>
        </text:list-item>
        <text:list-item>
          <text:p text:style-name="P2">Aufbauvorschläge:</text:p>
          <text:list>
            <text:list-item>
              <text:p text:style-name="P2">Morgens kleines Pult, bisschen üben, danach mit was größerem für interessierte/begabte</text:p>
            </text:list-item>
            <text:list-item>
              <text:p text:style-name="P2">Techniker und Musiker, zunächst getrennter Theorieunterricht, dann gemeinsamer Aufbau usw. - dabei könnte das auch in mehreren Gruppen ablaufen</text:p>
            </text:list-item>
            <text:list-item>
              <text:p text:style-name="P2">Vormittags einfache Sachen, ohne Bands, dann Mittagessen und danach noch für weiter interessierte: Bands abmischen</text:p>
            </text:list-item>
          </text:list>
        </text:list-item>
        <text:list-item>
          <text:p text:style-name="P2">Aufbau:</text:p>
          <text:list>
            <text:list-item>
              <text:p text:style-name="P2">Erster Teil nur ganz grundlegendes (Kabel erklären, Theoriegrundlagen, …).</text:p>
              <text:list>
                <text:list-item>
                  <text:p text:style-name="P3">Ziel<text:span text:style-name="T3">e</text:span>: Kabel kennen, <text:span text:style-name="T2">Kabel wickeln können, Sprachmikros einstellen etc.</text:span></text:p>
                </text:list-item>
              </text:list>
            </text:list-item>
            <text:list-item>
              <text:p text:style-name="P3">Danach dann vertiefen für die, die es interessiert</text:p>
            </text:list-item>
          </text:list>
        </text:list-item>
        <text:list-item>
          <text:p text:style-name="P4">Inhaltliche Zusammenfassung zum Werbung machen: <text:span text:style-name="T4">Tim</text:span></text:p>
        </text:list-item>
        <text:list-item>
          <text:p text:style-name="P5">Essen: Caro frag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16:50:29.220396710</meta:creation-date>
    <dc:date>2015-03-20T17:09:13.194357907</dc:date>
    <meta:editing-duration>PT18M41S</meta:editing-duration>
    <meta:editing-cycles>7</meta:editing-cycles>
    <meta:generator>LibreOffice/4.3.6.2$Linux_X86_64 LibreOffice_project/430m0$Build-2</meta:generator>
    <meta:document-statistic meta:table-count="0" meta:image-count="0" meta:object-count="0" meta:page-count="1" meta:paragraph-count="14" meta:word-count="119" meta:character-count="837" meta:non-whitespace-character-count="743"/>
  </office:meta>
</office:document-meta>
</file>